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la-50913">
      <style:table-properties table:display="true" style:writing-mode="lr-tb"/>
    </style:style>
    <style:style style:name="ce1" style:family="table-cell" style:parent-style-name="Default">
      <style:table-cell-properties fo:background-color="#89beba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fo:padding="0.071cm" style:rotation-align="none"/>
    </style:style>
    <style:style style:name="ce12" style:family="table-cell" style:parent-style-name="Default">
      <style:table-cell-properties style:glyph-orientation-vertical="0" fo:background-color="#89beba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eeec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34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35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Indice de Precios de Consumo. Base 2021</text:p>
          </table:table-cell>
          <table:covered-table-cell table:number-columns-repeated="10" table:style-name="ce1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Resultados por comunidades autónomas</text:p>
          </table:table-cell>
          <table:covered-table-cell table:number-columns-repeated="10" table:style-name="ce2"/>
          <table:table-cell table:number-columns-repeated="1637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4" office:value-type="string" calcext:value-type="string" table:number-columns-spanned="11" table:number-rows-spanned="1">
            <text:p>Índices por comunidades autónomas: general y de grupos ECOICOP</text:p>
          </table:table-cell>
          <table:covered-table-cell table:number-columns-repeated="10" table:style-name="ce4"/>
          <table:table-cell table:number-columns-repeated="16373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Índice, Tasas</text:p>
          </table:table-cell>
          <table:covered-table-cell table:number-columns-repeated="10" table:style-name="ce5"/>
          <table:table-cell table:number-columns-repeated="1637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Nacional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726" calcext:value-type="float">
            <text:p>115,726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058" calcext:value-type="float">
            <text:p>130,05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555" calcext:value-type="float">
            <text:p>116,55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916" calcext:value-type="float">
            <text:p>109,916</text:p>
          </table:table-cell>
          <table:table-cell table:style-name="ce11" office:value-type="float" office:value="8.5" calcext:value-type="float">
            <text:p>8,5</text:p>
          </table:table-cell>
          <table:table-cell table:style-name="ce11" office:value-type="float" office:value="-2.9" calcext:value-type="float">
            <text:p>-2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6.616" calcext:value-type="float">
            <text:p>106,61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2" calcext:value-type="float">
            <text:p>5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725" calcext:value-type="float">
            <text:p>112,72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497" calcext:value-type="float">
            <text:p>105,497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802" calcext:value-type="float">
            <text:p>110,80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92" calcext:value-type="float">
            <text:p>100,792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9.633" calcext:value-type="float">
            <text:p>109,633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08" calcext:value-type="float">
            <text:p>107,708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764" calcext:value-type="float">
            <text:p>120,764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792" calcext:value-type="float">
            <text:p>112,79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1 Andalucí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393" calcext:value-type="float">
            <text:p>116,39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1.107" calcext:value-type="float">
            <text:p>131,107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838" calcext:value-type="float">
            <text:p>116,83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7.812" calcext:value-type="float">
            <text:p>107,812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3.6" calcext:value-type="float">
            <text:p>-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322" calcext:value-type="float">
            <text:p>105,32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6.1" calcext:value-type="float">
            <text:p>6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431" calcext:value-type="float">
            <text:p>112,43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701" calcext:value-type="float">
            <text:p>105,70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81" calcext:value-type="float">
            <text:p>111,81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857" calcext:value-type="float">
            <text:p>100,857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261" calcext:value-type="float">
            <text:p>108,261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942" calcext:value-type="float">
            <text:p>108,942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2.071" calcext:value-type="float">
            <text:p>122,07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812" calcext:value-type="float">
            <text:p>111,81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2 Aragón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91" calcext:value-type="float">
            <text:p>115,910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1" calcext:value-type="float">
            <text:p>130,61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318" calcext:value-type="float">
            <text:p>116,31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2.261" calcext:value-type="float">
            <text:p>112,261</text:p>
          </table:table-cell>
          <table:table-cell table:style-name="ce11" office:value-type="float" office:value="10.2" calcext:value-type="float">
            <text:p>10,2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8.509" calcext:value-type="float">
            <text:p>108,50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832" calcext:value-type="float">
            <text:p>112,832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743" calcext:value-type="float">
            <text:p>106,743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665" calcext:value-type="float">
            <text:p>110,66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892" calcext:value-type="float">
            <text:p>100,892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889" calcext:value-type="float">
            <text:p>108,88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704" calcext:value-type="float">
            <text:p>109,704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798" calcext:value-type="float">
            <text:p>118,79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075" calcext:value-type="float">
            <text:p>112,07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3 Asturias, Principado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6" calcext:value-type="float">
            <text:p>115,60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8.91" calcext:value-type="float">
            <text:p>128,910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224" calcext:value-type="float">
            <text:p>116,224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8.686" calcext:value-type="float">
            <text:p>118,686</text:p>
          </table:table-cell>
          <table:table-cell table:style-name="ce11" office:value-type="float" office:value="10.8" calcext:value-type="float">
            <text:p>10,8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388" calcext:value-type="float">
            <text:p>107,388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678" calcext:value-type="float">
            <text:p>112,67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3.419" calcext:value-type="float">
            <text:p>103,419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86" calcext:value-type="float">
            <text:p>111,58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81" calcext:value-type="float">
            <text:p>100,381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847" calcext:value-type="float">
            <text:p>108,847</text:p>
          </table:table-cell>
          <table:table-cell table:style-name="ce11" office:value-type="float" office:value="-1.2" calcext:value-type="float">
            <text:p>-1,2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721" calcext:value-type="float">
            <text:p>109,72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554" calcext:value-type="float">
            <text:p>118,554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846" calcext:value-type="float">
            <text:p>112,84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4 Balears, Illes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073" calcext:value-type="float">
            <text:p>116,07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272" calcext:value-type="float">
            <text:p>130,272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873" calcext:value-type="float">
            <text:p>117,87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6.782" calcext:value-type="float">
            <text:p>106,782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-3.8" calcext:value-type="float">
            <text:p>-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689" calcext:value-type="float">
            <text:p>105,689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3.14" calcext:value-type="float">
            <text:p>113,14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10.98" calcext:value-type="float">
            <text:p>110,980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802" calcext:value-type="float">
            <text:p>112,80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475" calcext:value-type="float">
            <text:p>101,475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2.234" calcext:value-type="float">
            <text:p>112,234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174" calcext:value-type="float">
            <text:p>108,174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976" calcext:value-type="float">
            <text:p>120,976</text:p>
          </table:table-cell>
          <table:table-cell table:style-name="ce11" office:value-type="float" office:value="-3.1" calcext:value-type="float">
            <text:p>-3,1</text:p>
          </table:table-cell>
          <table:table-cell table:style-name="ce11" office:value-type="float" office:value="5.4" calcext:value-type="float">
            <text:p>5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4.866" calcext:value-type="float">
            <text:p>114,86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5 Canarias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86" calcext:value-type="float">
            <text:p>115,86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2.57" calcext:value-type="float">
            <text:p>132,57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3.056" calcext:value-type="float">
            <text:p>113,056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3.7" calcext:value-type="float">
            <text:p>3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4.631" calcext:value-type="float">
            <text:p>104,63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-1.4" calcext:value-type="float">
            <text:p>-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743" calcext:value-type="float">
            <text:p>105,74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203" calcext:value-type="float">
            <text:p>111,20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5" calcext:value-type="float">
            <text:p>-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608" calcext:value-type="float">
            <text:p>105,608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3.181" calcext:value-type="float">
            <text:p>113,181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55" calcext:value-type="float">
            <text:p>100,755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513" calcext:value-type="float">
            <text:p>108,513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583" calcext:value-type="float">
            <text:p>109,583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496" calcext:value-type="float">
            <text:p>121,49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186" calcext:value-type="float">
            <text:p>112,18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6 Cantabri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468" calcext:value-type="float">
            <text:p>115,46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71" calcext:value-type="float">
            <text:p>129,71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747" calcext:value-type="float">
            <text:p>117,747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5.5" calcext:value-type="float">
            <text:p>5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6.857" calcext:value-type="float">
            <text:p>106,857</text:p>
          </table:table-cell>
          <table:table-cell table:style-name="ce11" office:value-type="float" office:value="6.8" calcext:value-type="float">
            <text:p>6,8</text:p>
          </table:table-cell>
          <table:table-cell table:style-name="ce11" office:value-type="float" office:value="-4.5" calcext:value-type="float">
            <text:p>-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6.67" calcext:value-type="float">
            <text:p>106,67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9.889" calcext:value-type="float">
            <text:p>109,889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152" calcext:value-type="float">
            <text:p>105,15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09.826" calcext:value-type="float">
            <text:p>109,826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-0.8" calcext:value-type="float">
            <text:p>-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65" calcext:value-type="float">
            <text:p>101,650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1.035" calcext:value-type="float">
            <text:p>111,035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186" calcext:value-type="float">
            <text:p>107,186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024" calcext:value-type="float">
            <text:p>120,024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942" calcext:value-type="float">
            <text:p>113,942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7 Castilla y León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376" calcext:value-type="float">
            <text:p>116,376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584" calcext:value-type="float">
            <text:p>130,584</text:p>
          </table:table-cell>
          <table:table-cell table:number-columns-repeated="2"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295" calcext:value-type="float">
            <text:p>116,29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0.622" calcext:value-type="float">
            <text:p>110,622</text:p>
          </table:table-cell>
          <table:table-cell table:style-name="ce11" office:value-type="float" office:value="10.1" calcext:value-type="float">
            <text:p>10,1</text:p>
          </table:table-cell>
          <table:table-cell table:style-name="ce11" office:value-type="float" office:value="-2.5" calcext:value-type="float">
            <text:p>-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8.691" calcext:value-type="float">
            <text:p>108,69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871" calcext:value-type="float">
            <text:p>112,87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079" calcext:value-type="float">
            <text:p>104,07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702" calcext:value-type="float">
            <text:p>111,702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5" calcext:value-type="float">
            <text:p>-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98" calcext:value-type="float">
            <text:p>100,798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7.943" calcext:value-type="float">
            <text:p>107,943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1.99" calcext:value-type="float">
            <text:p>101,99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231" calcext:value-type="float">
            <text:p>121,231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121" calcext:value-type="float">
            <text:p>111,12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8 Castilla - La Manch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7.425" calcext:value-type="float">
            <text:p>117,425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2.144" calcext:value-type="float">
            <text:p>132,144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869" calcext:value-type="float">
            <text:p>116,86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3.225" calcext:value-type="float">
            <text:p>113,225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1.4" calcext:value-type="float">
            <text:p>-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9.328" calcext:value-type="float">
            <text:p>109,328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116" calcext:value-type="float">
            <text:p>112,11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853" calcext:value-type="float">
            <text:p>104,853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61" calcext:value-type="float">
            <text:p>111,56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281" calcext:value-type="float">
            <text:p>101,28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6.809" calcext:value-type="float">
            <text:p>106,809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275" calcext:value-type="float">
            <text:p>109,275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994" calcext:value-type="float">
            <text:p>121,994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26" calcext:value-type="float">
            <text:p>112,92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8" calcext:value-type="float">
            <text:p>2,8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9 Cataluñ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125" calcext:value-type="float">
            <text:p>115,12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6.995" calcext:value-type="float">
            <text:p>126,99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075" calcext:value-type="float">
            <text:p>117,07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1.596" calcext:value-type="float">
            <text:p>111,596</text:p>
          </table:table-cell>
          <table:table-cell table:style-name="ce11" office:value-type="float" office:value="7.2" calcext:value-type="float">
            <text:p>7,2</text:p>
          </table:table-cell>
          <table:table-cell table:style-name="ce11" office:value-type="float" office:value="-4.5" calcext:value-type="float">
            <text:p>-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492" calcext:value-type="float">
            <text:p>107,492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992" calcext:value-type="float">
            <text:p>112,99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904" calcext:value-type="float">
            <text:p>106,904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6" calcext:value-type="float">
            <text:p>111,56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78" calcext:value-type="float">
            <text:p>100,578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325" calcext:value-type="float">
            <text:p>110,325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38" calcext:value-type="float">
            <text:p>107,73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944" calcext:value-type="float">
            <text:p>118,944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5.2" calcext:value-type="float">
            <text:p>5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841" calcext:value-type="float">
            <text:p>112,84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0 Comunitat Valencian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694" calcext:value-type="float">
            <text:p>115,694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254" calcext:value-type="float">
            <text:p>130,254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78" calcext:value-type="float">
            <text:p>116,47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" calcext:value-type="float">
            <text:p>5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8.768" calcext:value-type="float">
            <text:p>108,768</text:p>
          </table:table-cell>
          <table:table-cell table:style-name="ce11" office:value-type="float" office:value="5" calcext:value-type="float">
            <text:p>5,0</text:p>
          </table:table-cell>
          <table:table-cell table:style-name="ce11" office:value-type="float" office:value="-4.2" calcext:value-type="float">
            <text:p>-4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4.452" calcext:value-type="float">
            <text:p>104,45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7" calcext:value-type="float">
            <text:p>5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048" calcext:value-type="float">
            <text:p>112,04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53" calcext:value-type="float">
            <text:p>106,530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957" calcext:value-type="float">
            <text:p>111,95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05" calcext:value-type="float">
            <text:p>100,05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696" calcext:value-type="float">
            <text:p>108,696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1" calcext:value-type="float">
            <text:p>107,71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489" calcext:value-type="float">
            <text:p>121,489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52" calcext:value-type="float">
            <text:p>112,95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1 Extremadur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261" calcext:value-type="float">
            <text:p>116,26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3.182" calcext:value-type="float">
            <text:p>133,18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702" calcext:value-type="float">
            <text:p>116,70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7.157" calcext:value-type="float">
            <text:p>107,157</text:p>
          </table:table-cell>
          <table:table-cell table:style-name="ce11" office:value-type="float" office:value="16.2" calcext:value-type="float">
            <text:p>16,2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253" calcext:value-type="float">
            <text:p>105,25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6.8" calcext:value-type="float">
            <text:p>6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9.578" calcext:value-type="float">
            <text:p>109,57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2.525" calcext:value-type="float">
            <text:p>102,525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825" calcext:value-type="float">
            <text:p>110,82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5" calcext:value-type="float">
            <text:p>100,35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4.649" calcext:value-type="float">
            <text:p>104,649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6.446" calcext:value-type="float">
            <text:p>106,446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315" calcext:value-type="float">
            <text:p>118,31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818" calcext:value-type="float">
            <text:p>113,818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2 Galici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636" calcext:value-type="float">
            <text:p>116,636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394" calcext:value-type="float">
            <text:p>129,394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069" calcext:value-type="float">
            <text:p>116,069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4.3" calcext:value-type="float">
            <text:p>4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738" calcext:value-type="float">
            <text:p>109,738</text:p>
          </table:table-cell>
          <table:table-cell table:style-name="ce11" office:value-type="float" office:value="10.3" calcext:value-type="float">
            <text:p>10,3</text:p>
          </table:table-cell>
          <table:table-cell table:style-name="ce11" office:value-type="float" office:value="-3.3" calcext:value-type="float">
            <text:p>-3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699" calcext:value-type="float">
            <text:p>107,69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4.934" calcext:value-type="float">
            <text:p>114,934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436" calcext:value-type="float">
            <text:p>106,436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3" calcext:value-type="float">
            <text:p>112,30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33" calcext:value-type="float">
            <text:p>100,733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405" calcext:value-type="float">
            <text:p>110,40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5.472" calcext:value-type="float">
            <text:p>105,472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2.475" calcext:value-type="float">
            <text:p>122,475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894" calcext:value-type="float">
            <text:p>113,894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3 Madrid, Comunidad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4.403" calcext:value-type="float">
            <text:p>114,40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61" calcext:value-type="float">
            <text:p>130,661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092" calcext:value-type="float">
            <text:p>116,09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516" calcext:value-type="float">
            <text:p>109,516</text:p>
          </table:table-cell>
          <table:table-cell table:style-name="ce11" office:value-type="float" office:value="6" calcext:value-type="float">
            <text:p>6,0</text:p>
          </table:table-cell>
          <table:table-cell table:style-name="ce11" office:value-type="float" office:value="-2.2" calcext:value-type="float">
            <text:p>-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845" calcext:value-type="float">
            <text:p>105,84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951" calcext:value-type="float">
            <text:p>111,95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2.222" calcext:value-type="float">
            <text:p>102,22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05.609" calcext:value-type="float">
            <text:p>105,60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4" calcext:value-type="float">
            <text:p>-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391" calcext:value-type="float">
            <text:p>101,39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1.282" calcext:value-type="float">
            <text:p>111,282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305" calcext:value-type="float">
            <text:p>108,305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995" calcext:value-type="float">
            <text:p>121,995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174" calcext:value-type="float">
            <text:p>113,174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4 Murcia, Región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063" calcext:value-type="float">
            <text:p>116,06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382" calcext:value-type="float">
            <text:p>130,382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484" calcext:value-type="float">
            <text:p>117,484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5.571" calcext:value-type="float">
            <text:p>105,571</text:p>
          </table:table-cell>
          <table:table-cell table:style-name="ce11" office:value-type="float" office:value="5.6" calcext:value-type="float">
            <text:p>5,6</text:p>
          </table:table-cell>
          <table:table-cell table:style-name="ce11" office:value-type="float" office:value="-6.5" calcext:value-type="float">
            <text:p>-6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398" calcext:value-type="float">
            <text:p>105,39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5.7" calcext:value-type="float">
            <text:p>5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3.638" calcext:value-type="float">
            <text:p>113,63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618" calcext:value-type="float">
            <text:p>106,61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289" calcext:value-type="float">
            <text:p>112,28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84" calcext:value-type="float">
            <text:p>100,584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014" calcext:value-type="float">
            <text:p>110,014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454" calcext:value-type="float">
            <text:p>107,454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9.656" calcext:value-type="float">
            <text:p>119,65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881" calcext:value-type="float">
            <text:p>111,88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5 Navarra, Comunidad Foral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452" calcext:value-type="float">
            <text:p>116,452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96" calcext:value-type="float">
            <text:p>130,696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78" calcext:value-type="float">
            <text:p>116,47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7.879" calcext:value-type="float">
            <text:p>117,879</text:p>
          </table:table-cell>
          <table:table-cell table:style-name="ce11" office:value-type="float" office:value="13.2" calcext:value-type="float">
            <text:p>13,2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10.671" calcext:value-type="float">
            <text:p>110,67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6.023" calcext:value-type="float">
            <text:p>116,023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369" calcext:value-type="float">
            <text:p>106,36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062" calcext:value-type="float">
            <text:p>112,06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99.87" calcext:value-type="float">
            <text:p>99,87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929" calcext:value-type="float">
            <text:p>110,92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4.896" calcext:value-type="float">
            <text:p>104,896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7.419" calcext:value-type="float">
            <text:p>117,41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405" calcext:value-type="float">
            <text:p>112,40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6 País Vasco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959" calcext:value-type="float">
            <text:p>115,959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8" calcext:value-type="float">
            <text:p>2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152" calcext:value-type="float">
            <text:p>130,152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966" calcext:value-type="float">
            <text:p>116,966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6.2" calcext:value-type="float">
            <text:p>6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1.426" calcext:value-type="float">
            <text:p>111,426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1.3" calcext:value-type="float">
            <text:p>-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72" calcext:value-type="float">
            <text:p>105,72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5.8" calcext:value-type="float">
            <text:p>5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5.364" calcext:value-type="float">
            <text:p>115,364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019" calcext:value-type="float">
            <text:p>106,019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982" calcext:value-type="float">
            <text:p>110,98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931" calcext:value-type="float">
            <text:p>100,93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328" calcext:value-type="float">
            <text:p>110,328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" calcext:value-type="float">
            <text:p>107,700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901" calcext:value-type="float">
            <text:p>118,901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4.9" calcext:value-type="float">
            <text:p>4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4.289" calcext:value-type="float">
            <text:p>114,28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7 Rioja, L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853" calcext:value-type="float">
            <text:p>115,85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465" calcext:value-type="float">
            <text:p>129,465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58" calcext:value-type="float">
            <text:p>116,458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2.338" calcext:value-type="float">
            <text:p>112,338</text:p>
          </table:table-cell>
          <table:table-cell table:style-name="ce11" office:value-type="float" office:value="6.6" calcext:value-type="float">
            <text:p>6,6</text:p>
          </table:table-cell>
          <table:table-cell table:style-name="ce11" office:value-type="float" office:value="-8" calcext:value-type="float">
            <text:p>-8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262" calcext:value-type="float">
            <text:p>107,262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.1" calcext:value-type="float">
            <text:p>5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237" calcext:value-type="float">
            <text:p>111,237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7.419" calcext:value-type="float">
            <text:p>107,419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465" calcext:value-type="float">
            <text:p>111,46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57" calcext:value-type="float">
            <text:p>100,557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9.435" calcext:value-type="float">
            <text:p>109,435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4.531" calcext:value-type="float">
            <text:p>104,53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9.643" calcext:value-type="float">
            <text:p>119,643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13" calcext:value-type="float">
            <text:p>112,91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8 Ceut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214" calcext:value-type="float">
            <text:p>115,214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1.522" calcext:value-type="float">
            <text:p>131,522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25" calcext:value-type="float">
            <text:p>116,42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9" calcext:value-type="float">
            <text:p>2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0.932" calcext:value-type="float">
            <text:p>110,932</text:p>
          </table:table-cell>
          <table:table-cell table:style-name="ce11" office:value-type="float" office:value="11.2" calcext:value-type="float">
            <text:p>11,2</text:p>
          </table:table-cell>
          <table:table-cell table:style-name="ce11" office:value-type="float" office:value="-4.3" calcext:value-type="float">
            <text:p>-4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3.056" calcext:value-type="float">
            <text:p>103,05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8" calcext:value-type="float">
            <text:p>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8.848" calcext:value-type="float">
            <text:p>108,84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4" calcext:value-type="float">
            <text:p>-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085" calcext:value-type="float">
            <text:p>104,085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791" calcext:value-type="float">
            <text:p>111,79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2.757" calcext:value-type="float">
            <text:p>102,757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7.395" calcext:value-type="float">
            <text:p>107,395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2.738" calcext:value-type="float">
            <text:p>102,738</text:p>
          </table:table-cell>
          <table:table-cell table:number-columns-repeated="2"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1.673" calcext:value-type="float">
            <text:p>111,673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09.848" calcext:value-type="float">
            <text:p>109,84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9 Melill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7.049" calcext:value-type="float">
            <text:p>117,049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4.028" calcext:value-type="float">
            <text:p>134,02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296" calcext:value-type="float">
            <text:p>117,29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3.8" calcext:value-type="float">
            <text:p>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8.775" calcext:value-type="float">
            <text:p>108,775</text:p>
          </table:table-cell>
          <table:table-cell table:style-name="ce11" office:value-type="float" office:value="16.7" calcext:value-type="float">
            <text:p>16,7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227" calcext:value-type="float">
            <text:p>105,22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642" calcext:value-type="float">
            <text:p>112,64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043" calcext:value-type="float">
            <text:p>106,043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929" calcext:value-type="float">
            <text:p>112,92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88" calcext:value-type="float">
            <text:p>100,388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1" calcext:value-type="float">
            <text:p>108,100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5.888" calcext:value-type="float">
            <text:p>105,888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846" calcext:value-type="float">
            <text:p>120,84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0.005" calcext:value-type="float">
            <text:p>110,00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ituto Nacional de Estadística</text:p>
          </table:table-cell>
          <table:table-cell table:number-columns-repeated="16383"/>
        </table:table-row>
        <table:table-row table:style-name="ro1" table:number-rows-repeated="104828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4P0" style:volatile="true">
      <number:number number:decimal-places="2" number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4P0"/>
    </number:number-style>
    <number:number-style style:name="N10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1" number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abla-50913" style:display-name="PageStyle_tabla-509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4-11-19T19:41:16.107000000</dc:date>
    <meta:editing-duration>PT2M56S</meta:editing-duration>
    <meta:editing-cycles>2</meta:editing-cycles>
    <meta:document-statistic meta:table-count="1" meta:cell-count="1071" meta:object-count="0"/>
  </office:meta>
</office:document-meta>
</file>